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598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72in"/>
    </style:style>
    <style:style style:name="co9" style:family="table-column">
      <style:table-column-properties fo:break-before="auto" style:column-width="0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8.2933in" svg:height="4.778in" svg:x="6.048in" svg:y="0.8244in">
            <draw:object draw:notify-on-update-of-ranges="Sheet2.C4:Sheet2.C4 Sheet2.C5:Sheet2.C68 Sheet2.J4:Sheet2.J4 Sheet2.J5:Sheet2.J68 Sheet2.D4:Sheet2.D4 Sheet2.D5:Sheet2.D68 Sheet2.I4:Sheet2.I4 Sheet2.I5:Sheet2.I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OpCycleThreshold:</text:p>
          </table:table-cell>
          <table:table-cell/>
          <table:table-cell table:style-name="Default"/>
          <table:table-cell table:style-name="Default" office:value-type="float" office:value="0.05" calcext:value-type="float">
            <text:p>0.05</text:p>
          </table:table-cell>
          <table:table-cell table:formula="of:=&quot;( &quot; &amp; [.D1]*100 &amp; &quot; %)&quot;" office:value-type="string" office:string-value="( 5 %)" calcext:value-type="string">
            <text:p>( 5 %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=&gt;</text:p>
          </table:table-cell>
          <table:table-cell table:style-name="ce2" table:formula="of:=1/factor" office:value-type="float" office:value="0.125" calcext:value-type="float">
            <text:p>0.1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op_cycle_threshokd" office:value-type="float" office:value="0.05" calcext:value-type="float">
            <text:p>0.05</text:p>
          </table:table-cell>
          <table:table-cell table:formula="of:=nom*[.G5]" office:value-type="float" office:value="7.5" calcext:value-type="float">
            <text:p>7.5</text:p>
          </table:table-cell>
          <table:table-cell table:formula="of:=IF([.D5]&gt;nom*[.G5];nom;0)" office:value-type="float" office:value="0" calcext:value-type="float">
            <text:p>0</text:p>
          </table:table-cell>
          <table:table-cell table:formula="of:=IF([.I5] &gt; [.H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]+[.E6]" office:value-type="float" office:value="0" calcext:value-type="float">
            <text:p>0</text:p>
          </table:table-cell>
          <table:table-cell table:formula="of:=[.C6]-[.D5]" office:value-type="float" office:value="0" calcext:value-type="float">
            <text:p>0</text:p>
          </table:table-cell>
          <table:table-cell table:formula="of:=[.E6]/factor" office:value-type="float" office:value="0" calcext:value-type="float">
            <text:p>0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]" office:value-type="float" office:value="7.5" calcext:value-type="float">
            <text:p>7.5</text:p>
          </table:table-cell>
          <table:table-cell table:formula="of:=IF(  ABS([.I5]-[.D6]) &gt;  nom*[.G6];[.D6];[.I5])" office:value-type="float" office:value="0" calcext:value-type="float">
            <text:p>0</text:p>
          </table:table-cell>
          <table:table-cell table:formula="of:=IF([.I6] &gt; [.H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6]+[.F7]" office:value-type="float" office:value="0.4125" calcext:value-type="float">
            <text:p>0.4125</text:p>
          </table:table-cell>
          <table:table-cell table:formula="of:=[.C7]-[.D6]" office:value-type="float" office:value="3.3" calcext:value-type="float">
            <text:p>3.3</text:p>
          </table:table-cell>
          <table:table-cell table:formula="of:=[.E7]/factor" office:value-type="float" office:value="0.4125" calcext:value-type="float">
            <text:p>0.41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7]" office:value-type="float" office:value="7.5" calcext:value-type="float">
            <text:p>7.5</text:p>
          </table:table-cell>
          <table:table-cell table:formula="of:=IF(  ABS([.I6]-[.D7]) &gt;  nom*[.G7];[.D7];[.I6])" office:value-type="float" office:value="0" calcext:value-type="float">
            <text:p>0</text:p>
          </table:table-cell>
          <table:table-cell table:formula="of:=IF([.I7] &gt; [.H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7]+[.F8]" office:value-type="float" office:value="0.3734375" calcext:value-type="float">
            <text:p>0.3734375</text:p>
          </table:table-cell>
          <table:table-cell table:formula="of:=[.C8]-[.D7]" office:value-type="float" office:value="-0.3125" calcext:value-type="float">
            <text:p>-0.3125</text:p>
          </table:table-cell>
          <table:table-cell table:formula="of:=[.E8]/factor" office:value-type="float" office:value="-0.0390625" calcext:value-type="float">
            <text:p>-0.03906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8]" office:value-type="float" office:value="7.5" calcext:value-type="float">
            <text:p>7.5</text:p>
          </table:table-cell>
          <table:table-cell table:formula="of:=IF(  ABS([.I7]-[.D8]) &gt;  nom*[.G8];[.D8];[.I7])" office:value-type="float" office:value="0" calcext:value-type="float">
            <text:p>0</text:p>
          </table:table-cell>
          <table:table-cell table:formula="of:=IF([.I8] &gt; [.H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8]+[.F9]" office:value-type="float" office:value="0.3267578125" calcext:value-type="float">
            <text:p>0.3267578125</text:p>
          </table:table-cell>
          <table:table-cell table:formula="of:=[.C9]-[.D8]" office:value-type="float" office:value="-0.3734375" calcext:value-type="float">
            <text:p>-0.3734375</text:p>
          </table:table-cell>
          <table:table-cell table:formula="of:=[.E9]/factor" office:value-type="float" office:value="-0.0466796875" calcext:value-type="float">
            <text:p>-0.04667968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9]" office:value-type="float" office:value="7.5" calcext:value-type="float">
            <text:p>7.5</text:p>
          </table:table-cell>
          <table:table-cell table:formula="of:=IF(  ABS([.I8]-[.D9]) &gt;  nom*[.G9];[.D9];[.I8])" office:value-type="float" office:value="0" calcext:value-type="float">
            <text:p>0</text:p>
          </table:table-cell>
          <table:table-cell table:formula="of:=IF([.I9] &gt; [.H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9]+[.F10]" office:value-type="float" office:value="0.4859130859375" calcext:value-type="float">
            <text:p>0.4859130859375</text:p>
          </table:table-cell>
          <table:table-cell table:formula="of:=[.C10]-[.D9]" office:value-type="float" office:value="1.2732421875" calcext:value-type="float">
            <text:p>1.2732421875</text:p>
          </table:table-cell>
          <table:table-cell table:formula="of:=[.E10]/factor" office:value-type="float" office:value="0.1591552734375" calcext:value-type="float">
            <text:p>0.159155273437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0]" office:value-type="float" office:value="7.5" calcext:value-type="float">
            <text:p>7.5</text:p>
          </table:table-cell>
          <table:table-cell table:formula="of:=IF(  ABS([.I9]-[.D10]) &gt;  nom*[.G10];[.D10];[.I9])" office:value-type="float" office:value="0" calcext:value-type="float">
            <text:p>0</text:p>
          </table:table-cell>
          <table:table-cell table:formula="of:=IF([.I10] &gt; [.H1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0]+[.F11]" office:value-type="float" office:value="0.425173950195313" calcext:value-type="float">
            <text:p>0.425173950195313</text:p>
          </table:table-cell>
          <table:table-cell table:formula="of:=[.C11]-[.D10]" office:value-type="float" office:value="-0.4859130859375" calcext:value-type="float">
            <text:p>-0.4859130859375</text:p>
          </table:table-cell>
          <table:table-cell table:formula="of:=[.E11]/factor" office:value-type="float" office:value="-0.0607391357421875" calcext:value-type="float">
            <text:p>-0.0607391357421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1]" office:value-type="float" office:value="7.5" calcext:value-type="float">
            <text:p>7.5</text:p>
          </table:table-cell>
          <table:table-cell table:formula="of:=IF(  ABS([.I10]-[.D11]) &gt;  nom*[.G11];[.D11];[.I10])" office:value-type="float" office:value="0" calcext:value-type="float">
            <text:p>0</text:p>
          </table:table-cell>
          <table:table-cell table:formula="of:=IF([.I11] &gt; [.H1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1]+[.F12]" office:value-type="float" office:value="1.2720272064209" calcext:value-type="float">
            <text:p>1.2720272064209</text:p>
          </table:table-cell>
          <table:table-cell table:formula="of:=[.C12]-[.D11]" office:value-type="float" office:value="6.77482604980469" calcext:value-type="float">
            <text:p>6.77482604980469</text:p>
          </table:table-cell>
          <table:table-cell table:formula="of:=[.E12]/factor" office:value-type="float" office:value="0.846853256225586" calcext:value-type="float">
            <text:p>0.8468532562255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2]" office:value-type="float" office:value="7.5" calcext:value-type="float">
            <text:p>7.5</text:p>
          </table:table-cell>
          <table:table-cell table:formula="of:=IF(  ABS([.I11]-[.D12]) &gt;  nom*[.G12];[.D12];[.I11])" office:value-type="float" office:value="0" calcext:value-type="float">
            <text:p>0</text:p>
          </table:table-cell>
          <table:table-cell table:formula="of:=IF([.I12] &gt; [.H1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2]+[.F13]" office:value-type="float" office:value="1.11302380561829" calcext:value-type="float">
            <text:p>1.11302380561829</text:p>
          </table:table-cell>
          <table:table-cell table:formula="of:=[.C13]-[.D12]" office:value-type="float" office:value="-1.2720272064209" calcext:value-type="float">
            <text:p>-1.2720272064209</text:p>
          </table:table-cell>
          <table:table-cell table:formula="of:=[.E13]/factor" office:value-type="float" office:value="-0.159003400802612" calcext:value-type="float">
            <text:p>-0.1590034008026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3]" office:value-type="float" office:value="7.5" calcext:value-type="float">
            <text:p>7.5</text:p>
          </table:table-cell>
          <table:table-cell table:formula="of:=IF(  ABS([.I12]-[.D13]) &gt;  nom*[.G13];[.D13];[.I12])" office:value-type="float" office:value="0" calcext:value-type="float">
            <text:p>0</text:p>
          </table:table-cell>
          <table:table-cell table:formula="of:=IF([.I13] &gt; [.H1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3]+[.F14]" office:value-type="float" office:value="1.011395829916" calcext:value-type="float">
            <text:p>1.011395829916</text:p>
          </table:table-cell>
          <table:table-cell table:formula="of:=[.C14]-[.D13]" office:value-type="float" office:value="-0.813023805618286" calcext:value-type="float">
            <text:p>-0.813023805618286</text:p>
          </table:table-cell>
          <table:table-cell table:formula="of:=[.E14]/factor" office:value-type="float" office:value="-0.101627975702286" calcext:value-type="float">
            <text:p>-0.10162797570228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4]" office:value-type="float" office:value="7.5" calcext:value-type="float">
            <text:p>7.5</text:p>
          </table:table-cell>
          <table:table-cell table:formula="of:=IF(  ABS([.I13]-[.D14]) &gt;  nom*[.G14];[.D14];[.I13])" office:value-type="float" office:value="0" calcext:value-type="float">
            <text:p>0</text:p>
          </table:table-cell>
          <table:table-cell table:formula="of:=IF([.I14] &gt; [.H1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4]+[.F15]" office:value-type="float" office:value="1.1599713511765" calcext:value-type="float">
            <text:p>1.1599713511765</text:p>
          </table:table-cell>
          <table:table-cell table:formula="of:=[.C15]-[.D14]" office:value-type="float" office:value="1.188604170084" calcext:value-type="float">
            <text:p>1.188604170084</text:p>
          </table:table-cell>
          <table:table-cell table:formula="of:=[.E15]/factor" office:value-type="float" office:value="0.1485755212605" calcext:value-type="float">
            <text:p>0.148575521260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5]" office:value-type="float" office:value="7.5" calcext:value-type="float">
            <text:p>7.5</text:p>
          </table:table-cell>
          <table:table-cell table:formula="of:=IF(  ABS([.I14]-[.D15]) &gt;  nom*[.G15];[.D15];[.I14])" office:value-type="float" office:value="0" calcext:value-type="float">
            <text:p>0</text:p>
          </table:table-cell>
          <table:table-cell table:formula="of:=IF([.I15] &gt; [.H1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5]+[.F16]" office:value-type="float" office:value="2.02747493227944" calcext:value-type="float">
            <text:p>2.02747493227944</text:p>
          </table:table-cell>
          <table:table-cell table:formula="of:=[.C16]-[.D15]" office:value-type="float" office:value="6.9400286488235" calcext:value-type="float">
            <text:p>6.9400286488235</text:p>
          </table:table-cell>
          <table:table-cell table:formula="of:=[.E16]/factor" office:value-type="float" office:value="0.867503581102937" calcext:value-type="float">
            <text:p>0.86750358110293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6]" office:value-type="float" office:value="7.5" calcext:value-type="float">
            <text:p>7.5</text:p>
          </table:table-cell>
          <table:table-cell table:formula="of:=IF(  ABS([.I15]-[.D16]) &gt;  nom*[.G16];[.D16];[.I15])" office:value-type="float" office:value="0" calcext:value-type="float">
            <text:p>0</text:p>
          </table:table-cell>
          <table:table-cell table:formula="of:=IF([.I16] &gt; [.H1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6]+[.F17]" office:value-type="float" office:value="2.01154056574451" calcext:value-type="float">
            <text:p>2.01154056574451</text:p>
          </table:table-cell>
          <table:table-cell table:formula="of:=[.C17]-[.D16]" office:value-type="float" office:value="-0.127474932279438" calcext:value-type="float">
            <text:p>-0.127474932279438</text:p>
          </table:table-cell>
          <table:table-cell table:formula="of:=[.E17]/factor" office:value-type="float" office:value="-0.0159343665349297" calcext:value-type="float">
            <text:p>-0.0159343665349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7]" office:value-type="float" office:value="7.5" calcext:value-type="float">
            <text:p>7.5</text:p>
          </table:table-cell>
          <table:table-cell table:formula="of:=IF(  ABS([.I16]-[.D17]) &gt;  nom*[.G17];[.D17];[.I16])" office:value-type="float" office:value="0" calcext:value-type="float">
            <text:p>0</text:p>
          </table:table-cell>
          <table:table-cell table:formula="of:=IF([.I17] &gt; [.H1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7]+[.F18]" office:value-type="float" office:value="1.77259799502644" calcext:value-type="float">
            <text:p>1.77259799502644</text:p>
          </table:table-cell>
          <table:table-cell table:formula="of:=[.C18]-[.D17]" office:value-type="float" office:value="-1.91154056574451" calcext:value-type="float">
            <text:p>-1.91154056574451</text:p>
          </table:table-cell>
          <table:table-cell table:formula="of:=[.E18]/factor" office:value-type="float" office:value="-0.238942570718063" calcext:value-type="float">
            <text:p>-0.2389425707180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8]" office:value-type="float" office:value="7.5" calcext:value-type="float">
            <text:p>7.5</text:p>
          </table:table-cell>
          <table:table-cell table:formula="of:=IF(  ABS([.I17]-[.D18]) &gt;  nom*[.G18];[.D18];[.I17])" office:value-type="float" office:value="0" calcext:value-type="float">
            <text:p>0</text:p>
          </table:table-cell>
          <table:table-cell table:formula="of:=IF([.I18] &gt; [.H1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55102324564814" calcext:value-type="float">
            <text:p>1.55102324564814</text:p>
          </table:table-cell>
          <table:table-cell table:formula="of:=[.C19]-[.D18]" office:value-type="float" office:value="-1.77259799502644" calcext:value-type="float">
            <text:p>-1.77259799502644</text:p>
          </table:table-cell>
          <table:table-cell table:formula="of:=[.E19]/factor" office:value-type="float" office:value="-0.221574749378306" calcext:value-type="float">
            <text:p>-0.2215747493783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19]" office:value-type="float" office:value="7.5" calcext:value-type="float">
            <text:p>7.5</text:p>
          </table:table-cell>
          <table:table-cell table:formula="of:=IF(  ABS([.I18]-[.D19]) &gt;  nom*[.G19];[.D19];[.I18])" office:value-type="float" office:value="0" calcext:value-type="float">
            <text:p>0</text:p>
          </table:table-cell>
          <table:table-cell table:formula="of:=IF([.I19] &gt; [.H1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9]+[.F20]" office:value-type="float" office:value="1.35714533994212" calcext:value-type="float">
            <text:p>1.35714533994212</text:p>
          </table:table-cell>
          <table:table-cell table:formula="of:=[.C20]-[.D19]" office:value-type="float" office:value="-1.55102324564814" calcext:value-type="float">
            <text:p>-1.55102324564814</text:p>
          </table:table-cell>
          <table:table-cell table:formula="of:=[.E20]/factor" office:value-type="float" office:value="-0.193877905706017" calcext:value-type="float">
            <text:p>-0.19387790570601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0]" office:value-type="float" office:value="7.5" calcext:value-type="float">
            <text:p>7.5</text:p>
          </table:table-cell>
          <table:table-cell table:formula="of:=IF(  ABS([.I19]-[.D20]) &gt;  nom*[.G20];[.D20];[.I19])" office:value-type="float" office:value="0" calcext:value-type="float">
            <text:p>0</text:p>
          </table:table-cell>
          <table:table-cell table:formula="of:=IF([.I20] &gt; [.H2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20]+[.F21]" office:value-type="float" office:value="1.81250217244936" calcext:value-type="float">
            <text:p>1.81250217244936</text:p>
          </table:table-cell>
          <table:table-cell table:formula="of:=[.C21]-[.D20]" office:value-type="float" office:value="3.64285466005788" calcext:value-type="float">
            <text:p>3.64285466005788</text:p>
          </table:table-cell>
          <table:table-cell table:formula="of:=[.E21]/factor" office:value-type="float" office:value="0.455356832507235" calcext:value-type="float">
            <text:p>0.4553568325072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1]" office:value-type="float" office:value="7.5" calcext:value-type="float">
            <text:p>7.5</text:p>
          </table:table-cell>
          <table:table-cell table:formula="of:=IF(  ABS([.I20]-[.D21]) &gt;  nom*[.G21];[.D21];[.I20])" office:value-type="float" office:value="0" calcext:value-type="float">
            <text:p>0</text:p>
          </table:table-cell>
          <table:table-cell table:formula="of:=IF([.I21] &gt; [.H2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1]+[.F22]" office:value-type="float" office:value="1.83593940089319" calcext:value-type="float">
            <text:p>1.83593940089319</text:p>
          </table:table-cell>
          <table:table-cell table:formula="of:=[.C22]-[.D21]" office:value-type="float" office:value="0.187497827550643" calcext:value-type="float">
            <text:p>0.187497827550643</text:p>
          </table:table-cell>
          <table:table-cell table:formula="of:=[.E22]/factor" office:value-type="float" office:value="0.0234372284438304" calcext:value-type="float">
            <text:p>0.02343722844383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2]" office:value-type="float" office:value="7.5" calcext:value-type="float">
            <text:p>7.5</text:p>
          </table:table-cell>
          <table:table-cell table:formula="of:=IF(  ABS([.I21]-[.D22]) &gt;  nom*[.G22];[.D22];[.I21])" office:value-type="float" office:value="0" calcext:value-type="float">
            <text:p>0</text:p>
          </table:table-cell>
          <table:table-cell table:formula="of:=IF([.I22] &gt; [.H2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2]+[.F23]" office:value-type="float" office:value="1.73144697578154" calcext:value-type="float">
            <text:p>1.73144697578154</text:p>
          </table:table-cell>
          <table:table-cell table:formula="of:=[.C23]-[.D22]" office:value-type="float" office:value="-0.835939400893187" calcext:value-type="float">
            <text:p>-0.835939400893187</text:p>
          </table:table-cell>
          <table:table-cell table:formula="of:=[.E23]/factor" office:value-type="float" office:value="-0.104492425111648" calcext:value-type="float">
            <text:p>-0.10449242511164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3]" office:value-type="float" office:value="7.5" calcext:value-type="float">
            <text:p>7.5</text:p>
          </table:table-cell>
          <table:table-cell table:formula="of:=IF(  ABS([.I22]-[.D23]) &gt;  nom*[.G23];[.D23];[.I22])" office:value-type="float" office:value="0" calcext:value-type="float">
            <text:p>0</text:p>
          </table:table-cell>
          <table:table-cell table:formula="of:=IF([.I23] &gt; [.H2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3]+[.F24]" office:value-type="float" office:value="1.51501610380885" calcext:value-type="float">
            <text:p>1.51501610380885</text:p>
          </table:table-cell>
          <table:table-cell table:formula="of:=[.C24]-[.D23]" office:value-type="float" office:value="-1.73144697578154" calcext:value-type="float">
            <text:p>-1.73144697578154</text:p>
          </table:table-cell>
          <table:table-cell table:formula="of:=[.E24]/factor" office:value-type="float" office:value="-0.216430871972692" calcext:value-type="float">
            <text:p>-0.21643087197269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4]" office:value-type="float" office:value="7.5" calcext:value-type="float">
            <text:p>7.5</text:p>
          </table:table-cell>
          <table:table-cell table:formula="of:=IF(  ABS([.I23]-[.D24]) &gt;  nom*[.G24];[.D24];[.I23])" office:value-type="float" office:value="0" calcext:value-type="float">
            <text:p>0</text:p>
          </table:table-cell>
          <table:table-cell table:formula="of:=IF([.I24] &gt; [.H2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4]+[.F25]" office:value-type="float" office:value="1.57563909083274" calcext:value-type="float">
            <text:p>1.57563909083274</text:p>
          </table:table-cell>
          <table:table-cell table:formula="of:=[.C25]-[.D24]" office:value-type="float" office:value="0.484983896191154" calcext:value-type="float">
            <text:p>0.484983896191154</text:p>
          </table:table-cell>
          <table:table-cell table:formula="of:=[.E25]/factor" office:value-type="float" office:value="0.0606229870238942" calcext:value-type="float">
            <text:p>0.0606229870238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5]" office:value-type="float" office:value="7.5" calcext:value-type="float">
            <text:p>7.5</text:p>
          </table:table-cell>
          <table:table-cell table:formula="of:=IF(  ABS([.I24]-[.D25]) &gt;  nom*[.G25];[.D25];[.I24])" office:value-type="float" office:value="0" calcext:value-type="float">
            <text:p>0</text:p>
          </table:table-cell>
          <table:table-cell table:formula="of:=IF([.I25] &gt; [.H2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5]+[.F26]" office:value-type="float" office:value="1.87868420447865" calcext:value-type="float">
            <text:p>1.87868420447865</text:p>
          </table:table-cell>
          <table:table-cell table:formula="of:=[.C26]-[.D25]" office:value-type="float" office:value="2.42436090916726" calcext:value-type="float">
            <text:p>2.42436090916726</text:p>
          </table:table-cell>
          <table:table-cell table:formula="of:=[.E26]/factor" office:value-type="float" office:value="0.303045113645907" calcext:value-type="float">
            <text:p>0.3030451136459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6]" office:value-type="float" office:value="7.5" calcext:value-type="float">
            <text:p>7.5</text:p>
          </table:table-cell>
          <table:table-cell table:formula="of:=IF(  ABS([.I25]-[.D26]) &gt;  nom*[.G26];[.D26];[.I25])" office:value-type="float" office:value="0" calcext:value-type="float">
            <text:p>0</text:p>
          </table:table-cell>
          <table:table-cell table:formula="of:=IF([.I26] &gt; [.H2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6]+[.F27]" office:value-type="float" office:value="2.39384867891882" calcext:value-type="float">
            <text:p>2.39384867891882</text:p>
          </table:table-cell>
          <table:table-cell table:formula="of:=[.C27]-[.D26]" office:value-type="float" office:value="4.12131579552135" calcext:value-type="float">
            <text:p>4.12131579552135</text:p>
          </table:table-cell>
          <table:table-cell table:formula="of:=[.E27]/factor" office:value-type="float" office:value="0.515164474440169" calcext:value-type="float">
            <text:p>0.51516447444016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7]" office:value-type="float" office:value="7.5" calcext:value-type="float">
            <text:p>7.5</text:p>
          </table:table-cell>
          <table:table-cell table:formula="of:=IF(  ABS([.I26]-[.D27]) &gt;  nom*[.G27];[.D27];[.I26])" office:value-type="float" office:value="0" calcext:value-type="float">
            <text:p>0</text:p>
          </table:table-cell>
          <table:table-cell table:formula="of:=IF([.I27] &gt; [.H2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7]+[.F28]" office:value-type="float" office:value="3.59461759405396" calcext:value-type="float">
            <text:p>3.59461759405396</text:p>
          </table:table-cell>
          <table:table-cell table:formula="of:=[.C28]-[.D27]" office:value-type="float" office:value="9.60615132108118" calcext:value-type="float">
            <text:p>9.60615132108118</text:p>
          </table:table-cell>
          <table:table-cell table:formula="of:=[.E28]/factor" office:value-type="float" office:value="1.20076891513515" calcext:value-type="float">
            <text:p>1.2007689151351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8]" office:value-type="float" office:value="7.5" calcext:value-type="float">
            <text:p>7.5</text:p>
          </table:table-cell>
          <table:table-cell table:formula="of:=IF(  ABS([.I27]-[.D28]) &gt;  nom*[.G28];[.D28];[.I27])" office:value-type="float" office:value="0" calcext:value-type="float">
            <text:p>0</text:p>
          </table:table-cell>
          <table:table-cell table:formula="of:=IF([.I28] &gt; [.H2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8]+[.F29]" office:value-type="float" office:value="11.1452903947972" calcext:value-type="float">
            <text:p>11.1452903947972</text:p>
          </table:table-cell>
          <table:table-cell table:formula="of:=[.C29]-[.D28]" office:value-type="float" office:value="60.405382405946" calcext:value-type="float">
            <text:p>60.405382405946</text:p>
          </table:table-cell>
          <table:table-cell table:formula="of:=[.E29]/factor" office:value-type="float" office:value="7.55067280074325" calcext:value-type="float">
            <text:p>7.5506728007432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29]" office:value-type="float" office:value="7.5" calcext:value-type="float">
            <text:p>7.5</text:p>
          </table:table-cell>
          <table:table-cell table:formula="of:=IF(  ABS([.I28]-[.D29]) &gt;  nom*[.G29];[.D29];[.I28])" office:value-type="float" office:value="11.1452903947972" calcext:value-type="float">
            <text:p>11.1452903947972</text:p>
          </table:table-cell>
          <table:table-cell table:formula="of:=IF([.I29] &gt; [.H2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9]+[.F30]" office:value-type="float" office:value="25.7521290954476" calcext:value-type="float">
            <text:p>25.7521290954476</text:p>
          </table:table-cell>
          <table:table-cell table:formula="of:=[.C30]-[.D29]" office:value-type="float" office:value="116.854709605203" calcext:value-type="float">
            <text:p>116.854709605203</text:p>
          </table:table-cell>
          <table:table-cell table:formula="of:=[.E30]/factor" office:value-type="float" office:value="14.6068387006503" calcext:value-type="float">
            <text:p>14.606838700650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0]" office:value-type="float" office:value="7.5" calcext:value-type="float">
            <text:p>7.5</text:p>
          </table:table-cell>
          <table:table-cell table:formula="of:=IF(  ABS([.I29]-[.D30]) &gt;  nom*[.G30];[.D30];[.I29])" office:value-type="float" office:value="25.7521290954476" calcext:value-type="float">
            <text:p>25.7521290954476</text:p>
          </table:table-cell>
          <table:table-cell table:formula="of:=IF([.I30] &gt; [.H3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0]+[.F31]" office:value-type="float" office:value="37.5331129585166" calcext:value-type="float">
            <text:p>37.5331129585166</text:p>
          </table:table-cell>
          <table:table-cell table:formula="of:=[.C31]-[.D30]" office:value-type="float" office:value="94.2478709045524" calcext:value-type="float">
            <text:p>94.2478709045524</text:p>
          </table:table-cell>
          <table:table-cell table:formula="of:=[.E31]/factor" office:value-type="float" office:value="11.7809838630691" calcext:value-type="float">
            <text:p>11.78098386306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1]" office:value-type="float" office:value="7.5" calcext:value-type="float">
            <text:p>7.5</text:p>
          </table:table-cell>
          <table:table-cell table:formula="of:=IF(  ABS([.I30]-[.D31]) &gt;  nom*[.G31];[.D31];[.I30])" office:value-type="float" office:value="37.5331129585166" calcext:value-type="float">
            <text:p>37.5331129585166</text:p>
          </table:table-cell>
          <table:table-cell table:formula="of:=IF([.I31] &gt; [.H3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1]+[.F32]" office:value-type="float" office:value="49.466473838702" calcext:value-type="float">
            <text:p>49.466473838702</text:p>
          </table:table-cell>
          <table:table-cell table:formula="of:=[.C32]-[.D31]" office:value-type="float" office:value="95.4668870414834" calcext:value-type="float">
            <text:p>95.4668870414834</text:p>
          </table:table-cell>
          <table:table-cell table:formula="of:=[.E32]/factor" office:value-type="float" office:value="11.9333608801854" calcext:value-type="float">
            <text:p>11.93336088018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2]" office:value-type="float" office:value="7.5" calcext:value-type="float">
            <text:p>7.5</text:p>
          </table:table-cell>
          <table:table-cell table:formula="of:=IF(  ABS([.I31]-[.D32]) &gt;  nom*[.G32];[.D32];[.I31])" office:value-type="float" office:value="49.466473838702" calcext:value-type="float">
            <text:p>49.466473838702</text:p>
          </table:table-cell>
          <table:table-cell table:formula="of:=IF([.I32] &gt; [.H3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2]+[.F33]" office:value-type="float" office:value="58.4081646088643" calcext:value-type="float">
            <text:p>58.4081646088643</text:p>
          </table:table-cell>
          <table:table-cell table:formula="of:=[.C33]-[.D32]" office:value-type="float" office:value="71.533526161298" calcext:value-type="float">
            <text:p>71.533526161298</text:p>
          </table:table-cell>
          <table:table-cell table:formula="of:=[.E33]/factor" office:value-type="float" office:value="8.94169077016224" calcext:value-type="float">
            <text:p>8.9416907701622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3]" office:value-type="float" office:value="7.5" calcext:value-type="float">
            <text:p>7.5</text:p>
          </table:table-cell>
          <table:table-cell table:formula="of:=IF(  ABS([.I32]-[.D33]) &gt;  nom*[.G33];[.D33];[.I32])" office:value-type="float" office:value="58.4081646088643" calcext:value-type="float">
            <text:p>58.4081646088643</text:p>
          </table:table-cell>
          <table:table-cell table:formula="of:=IF([.I33] &gt; [.H3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3]+[.F34]" office:value-type="float" office:value="67.3571440327563" calcext:value-type="float">
            <text:p>67.3571440327563</text:p>
          </table:table-cell>
          <table:table-cell table:formula="of:=[.C34]-[.D33]" office:value-type="float" office:value="71.5918353911357" calcext:value-type="float">
            <text:p>71.5918353911357</text:p>
          </table:table-cell>
          <table:table-cell table:formula="of:=[.E34]/factor" office:value-type="float" office:value="8.94897942389196" calcext:value-type="float">
            <text:p>8.948979423891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4]" office:value-type="float" office:value="7.5" calcext:value-type="float">
            <text:p>7.5</text:p>
          </table:table-cell>
          <table:table-cell table:formula="of:=IF(  ABS([.I33]-[.D34]) &gt;  nom*[.G34];[.D34];[.I33])" office:value-type="float" office:value="67.3571440327563" calcext:value-type="float">
            <text:p>67.3571440327563</text:p>
          </table:table-cell>
          <table:table-cell table:formula="of:=IF([.I34] &gt; [.H3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4]+[.F35]" office:value-type="float" office:value="74.8125010286617" calcext:value-type="float">
            <text:p>74.8125010286617</text:p>
          </table:table-cell>
          <table:table-cell table:formula="of:=[.C35]-[.D34]" office:value-type="float" office:value="59.6428559672438" calcext:value-type="float">
            <text:p>59.6428559672438</text:p>
          </table:table-cell>
          <table:table-cell table:formula="of:=[.E35]/factor" office:value-type="float" office:value="7.45535699590547" calcext:value-type="float">
            <text:p>7.4553569959054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5]" office:value-type="float" office:value="7.5" calcext:value-type="float">
            <text:p>7.5</text:p>
          </table:table-cell>
          <table:table-cell table:formula="of:=IF(  ABS([.I34]-[.D35]) &gt;  nom*[.G35];[.D35];[.I34])" office:value-type="float" office:value="67.3571440327563" calcext:value-type="float">
            <text:p>67.3571440327563</text:p>
          </table:table-cell>
          <table:table-cell table:formula="of:=IF([.I35] &gt; [.H3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5]+[.F36]" office:value-type="float" office:value="80.835938400079" calcext:value-type="float">
            <text:p>80.835938400079</text:p>
          </table:table-cell>
          <table:table-cell table:formula="of:=[.C36]-[.D35]" office:value-type="float" office:value="48.1874989713383" calcext:value-type="float">
            <text:p>48.1874989713383</text:p>
          </table:table-cell>
          <table:table-cell table:formula="of:=[.E36]/factor" office:value-type="float" office:value="6.02343737141728" calcext:value-type="float">
            <text:p>6.0234373714172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6]" office:value-type="float" office:value="7.5" calcext:value-type="float">
            <text:p>7.5</text:p>
          </table:table-cell>
          <table:table-cell table:formula="of:=IF(  ABS([.I35]-[.D36]) &gt;  nom*[.G36];[.D36];[.I35])" office:value-type="float" office:value="80.835938400079" calcext:value-type="float">
            <text:p>80.835938400079</text:p>
          </table:table-cell>
          <table:table-cell table:formula="of:=IF([.I36] &gt; [.H3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6]+[.F37]" office:value-type="float" office:value="85.9814461000691" calcext:value-type="float">
            <text:p>85.9814461000691</text:p>
          </table:table-cell>
          <table:table-cell table:formula="of:=[.C37]-[.D36]" office:value-type="float" office:value="41.164061599921" calcext:value-type="float">
            <text:p>41.164061599921</text:p>
          </table:table-cell>
          <table:table-cell table:formula="of:=[.E37]/factor" office:value-type="float" office:value="5.14550769999012" calcext:value-type="float">
            <text:p>5.1455076999901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7]" office:value-type="float" office:value="7.5" calcext:value-type="float">
            <text:p>7.5</text:p>
          </table:table-cell>
          <table:table-cell table:formula="of:=IF(  ABS([.I36]-[.D37]) &gt;  nom*[.G37];[.D37];[.I36])" office:value-type="float" office:value="80.835938400079" calcext:value-type="float">
            <text:p>80.835938400079</text:p>
          </table:table-cell>
          <table:table-cell table:formula="of:=IF([.I37] &gt; [.H3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7]+[.F38]" office:value-type="float" office:value="90.2337653375605" calcext:value-type="float">
            <text:p>90.2337653375605</text:p>
          </table:table-cell>
          <table:table-cell table:formula="of:=[.C38]-[.D37]" office:value-type="float" office:value="34.0185538999309" calcext:value-type="float">
            <text:p>34.0185538999309</text:p>
          </table:table-cell>
          <table:table-cell table:formula="of:=[.E38]/factor" office:value-type="float" office:value="4.25231923749136" calcext:value-type="float">
            <text:p>4.252319237491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8]" office:value-type="float" office:value="7.5" calcext:value-type="float">
            <text:p>7.5</text:p>
          </table:table-cell>
          <table:table-cell table:formula="of:=IF(  ABS([.I37]-[.D38]) &gt;  nom*[.G38];[.D38];[.I37])" office:value-type="float" office:value="90.2337653375605" calcext:value-type="float">
            <text:p>90.2337653375605</text:p>
          </table:table-cell>
          <table:table-cell table:formula="of:=IF([.I38] &gt; [.H3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8]+[.F39]" office:value-type="float" office:value="86.9545446703654" calcext:value-type="float">
            <text:p>86.9545446703654</text:p>
          </table:table-cell>
          <table:table-cell table:formula="of:=[.C39]-[.D38]" office:value-type="float" office:value="-26.2337653375605" calcext:value-type="float">
            <text:p>-26.2337653375605</text:p>
          </table:table-cell>
          <table:table-cell table:formula="of:=[.E39]/factor" office:value-type="float" office:value="-3.27922066719506" calcext:value-type="float">
            <text:p>-3.2792206671950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39]" office:value-type="float" office:value="7.5" calcext:value-type="float">
            <text:p>7.5</text:p>
          </table:table-cell>
          <table:table-cell table:formula="of:=IF(  ABS([.I38]-[.D39]) &gt;  nom*[.G39];[.D39];[.I38])" office:value-type="float" office:value="90.2337653375605" calcext:value-type="float">
            <text:p>90.2337653375605</text:p>
          </table:table-cell>
          <table:table-cell table:formula="of:=IF([.I39] &gt; [.H3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9]+[.F40]" office:value-type="float" office:value="80.0852265865698" calcext:value-type="float">
            <text:p>80.0852265865698</text:p>
          </table:table-cell>
          <table:table-cell table:formula="of:=[.C40]-[.D39]" office:value-type="float" office:value="-54.9545446703654" calcext:value-type="float">
            <text:p>-54.9545446703654</text:p>
          </table:table-cell>
          <table:table-cell table:formula="of:=[.E40]/factor" office:value-type="float" office:value="-6.86931808379568" calcext:value-type="float">
            <text:p>-6.8693180837956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0]" office:value-type="float" office:value="7.5" calcext:value-type="float">
            <text:p>7.5</text:p>
          </table:table-cell>
          <table:table-cell table:formula="of:=IF(  ABS([.I39]-[.D40]) &gt;  nom*[.G40];[.D40];[.I39])" office:value-type="float" office:value="80.0852265865698" calcext:value-type="float">
            <text:p>80.0852265865698</text:p>
          </table:table-cell>
          <table:table-cell table:formula="of:=IF([.I40] &gt; [.H4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40]+[.F41]" office:value-type="float" office:value="73.0745732632485" calcext:value-type="float">
            <text:p>73.0745732632485</text:p>
          </table:table-cell>
          <table:table-cell table:formula="of:=[.C41]-[.D40]" office:value-type="float" office:value="-56.0852265865698" calcext:value-type="float">
            <text:p>-56.0852265865698</text:p>
          </table:table-cell>
          <table:table-cell table:formula="of:=[.E41]/factor" office:value-type="float" office:value="-7.01065332332122" calcext:value-type="float">
            <text:p>-7.0106533233212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1]" office:value-type="float" office:value="7.5" calcext:value-type="float">
            <text:p>7.5</text:p>
          </table:table-cell>
          <table:table-cell table:formula="of:=IF(  ABS([.I40]-[.D41]) &gt;  nom*[.G41];[.D41];[.I40])" office:value-type="float" office:value="80.0852265865698" calcext:value-type="float">
            <text:p>80.0852265865698</text:p>
          </table:table-cell>
          <table:table-cell table:formula="of:=IF([.I41] &gt; [.H4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1]+[.F42]" office:value-type="float" office:value="65.4402516053425" calcext:value-type="float">
            <text:p>65.4402516053425</text:p>
          </table:table-cell>
          <table:table-cell table:formula="of:=[.C42]-[.D41]" office:value-type="float" office:value="-61.0745732632485" calcext:value-type="float">
            <text:p>-61.0745732632485</text:p>
          </table:table-cell>
          <table:table-cell table:formula="of:=[.E42]/factor" office:value-type="float" office:value="-7.63432165790607" calcext:value-type="float">
            <text:p>-7.6343216579060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2]" office:value-type="float" office:value="7.5" calcext:value-type="float">
            <text:p>7.5</text:p>
          </table:table-cell>
          <table:table-cell table:formula="of:=IF(  ABS([.I41]-[.D42]) &gt;  nom*[.G42];[.D42];[.I41])" office:value-type="float" office:value="65.4402516053425" calcext:value-type="float">
            <text:p>65.4402516053425</text:p>
          </table:table-cell>
          <table:table-cell table:formula="of:=IF([.I42] &gt; [.H4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2]+[.F43]" office:value-type="float" office:value="58.2602201546747" calcext:value-type="float">
            <text:p>58.2602201546747</text:p>
          </table:table-cell>
          <table:table-cell table:formula="of:=[.C43]-[.D42]" office:value-type="float" office:value="-57.4402516053425" calcext:value-type="float">
            <text:p>-57.4402516053425</text:p>
          </table:table-cell>
          <table:table-cell table:formula="of:=[.E43]/factor" office:value-type="float" office:value="-7.18003145066781" calcext:value-type="float">
            <text:p>-7.1800314506678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3]" office:value-type="float" office:value="7.5" calcext:value-type="float">
            <text:p>7.5</text:p>
          </table:table-cell>
          <table:table-cell table:formula="of:=IF(  ABS([.I42]-[.D43]) &gt;  nom*[.G43];[.D43];[.I42])" office:value-type="float" office:value="65.4402516053425" calcext:value-type="float">
            <text:p>65.4402516053425</text:p>
          </table:table-cell>
          <table:table-cell table:formula="of:=IF([.I43] &gt; [.H4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3]+[.F44]" office:value-type="float" office:value="53.1026926353403" calcext:value-type="float">
            <text:p>53.1026926353403</text:p>
          </table:table-cell>
          <table:table-cell table:formula="of:=[.C44]-[.D43]" office:value-type="float" office:value="-41.2602201546747" calcext:value-type="float">
            <text:p>-41.2602201546747</text:p>
          </table:table-cell>
          <table:table-cell table:formula="of:=[.E44]/factor" office:value-type="float" office:value="-5.15752751933433" calcext:value-type="float">
            <text:p>-5.157527519334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4]" office:value-type="float" office:value="7.5" calcext:value-type="float">
            <text:p>7.5</text:p>
          </table:table-cell>
          <table:table-cell table:formula="of:=IF(  ABS([.I43]-[.D44]) &gt;  nom*[.G44];[.D44];[.I43])" office:value-type="float" office:value="53.1026926353403" calcext:value-type="float">
            <text:p>53.1026926353403</text:p>
          </table:table-cell>
          <table:table-cell table:formula="of:=IF([.I44] &gt; [.H4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4]+[.F45]" office:value-type="float" office:value="47.7148560559228" calcext:value-type="float">
            <text:p>47.7148560559228</text:p>
          </table:table-cell>
          <table:table-cell table:formula="of:=[.C45]-[.D44]" office:value-type="float" office:value="-43.1026926353403" calcext:value-type="float">
            <text:p>-43.1026926353403</text:p>
          </table:table-cell>
          <table:table-cell table:formula="of:=[.E45]/factor" office:value-type="float" office:value="-5.38783657941754" calcext:value-type="float">
            <text:p>-5.3878365794175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5]" office:value-type="float" office:value="7.5" calcext:value-type="float">
            <text:p>7.5</text:p>
          </table:table-cell>
          <table:table-cell table:formula="of:=IF(  ABS([.I44]-[.D45]) &gt;  nom*[.G45];[.D45];[.I44])" office:value-type="float" office:value="53.1026926353403" calcext:value-type="float">
            <text:p>53.1026926353403</text:p>
          </table:table-cell>
          <table:table-cell table:formula="of:=IF([.I45] &gt; [.H4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5]+[.F46]" office:value-type="float" office:value="42.6254990489324" calcext:value-type="float">
            <text:p>42.6254990489324</text:p>
          </table:table-cell>
          <table:table-cell table:formula="of:=[.C46]-[.D45]" office:value-type="float" office:value="-40.7148560559228" calcext:value-type="float">
            <text:p>-40.7148560559228</text:p>
          </table:table-cell>
          <table:table-cell table:formula="of:=[.E46]/factor" office:value-type="float" office:value="-5.08935700699035" calcext:value-type="float">
            <text:p>-5.0893570069903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6]" office:value-type="float" office:value="7.5" calcext:value-type="float">
            <text:p>7.5</text:p>
          </table:table-cell>
          <table:table-cell table:formula="of:=IF(  ABS([.I45]-[.D46]) &gt;  nom*[.G46];[.D46];[.I45])" office:value-type="float" office:value="42.6254990489324" calcext:value-type="float">
            <text:p>42.6254990489324</text:p>
          </table:table-cell>
          <table:table-cell table:formula="of:=IF([.I46] &gt; [.H4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6]+[.F47]" office:value-type="float" office:value="37.6723116678159" calcext:value-type="float">
            <text:p>37.6723116678159</text:p>
          </table:table-cell>
          <table:table-cell table:formula="of:=[.C47]-[.D46]" office:value-type="float" office:value="-39.6254990489324" calcext:value-type="float">
            <text:p>-39.6254990489324</text:p>
          </table:table-cell>
          <table:table-cell table:formula="of:=[.E47]/factor" office:value-type="float" office:value="-4.95318738111656" calcext:value-type="float">
            <text:p>-4.95318738111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7]" office:value-type="float" office:value="7.5" calcext:value-type="float">
            <text:p>7.5</text:p>
          </table:table-cell>
          <table:table-cell table:formula="of:=IF(  ABS([.I46]-[.D47]) &gt;  nom*[.G47];[.D47];[.I46])" office:value-type="float" office:value="42.6254990489324" calcext:value-type="float">
            <text:p>42.6254990489324</text:p>
          </table:table-cell>
          <table:table-cell table:formula="of:=IF([.I47] &gt; [.H4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7]+[.F48]" office:value-type="float" office:value="33.7132727093389" calcext:value-type="float">
            <text:p>33.7132727093389</text:p>
          </table:table-cell>
          <table:table-cell table:formula="of:=[.C48]-[.D47]" office:value-type="float" office:value="-31.6723116678159" calcext:value-type="float">
            <text:p>-31.6723116678159</text:p>
          </table:table-cell>
          <table:table-cell table:formula="of:=[.E48]/factor" office:value-type="float" office:value="-3.95903895847699" calcext:value-type="float">
            <text:p>-3.9590389584769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8]" office:value-type="float" office:value="7.5" calcext:value-type="float">
            <text:p>7.5</text:p>
          </table:table-cell>
          <table:table-cell table:formula="of:=IF(  ABS([.I47]-[.D48]) &gt;  nom*[.G48];[.D48];[.I47])" office:value-type="float" office:value="33.7132727093389" calcext:value-type="float">
            <text:p>33.7132727093389</text:p>
          </table:table-cell>
          <table:table-cell table:formula="of:=IF([.I48] &gt; [.H4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8]+[.F49]" office:value-type="float" office:value="29.9991136206715" calcext:value-type="float">
            <text:p>29.9991136206715</text:p>
          </table:table-cell>
          <table:table-cell table:formula="of:=[.C49]-[.D48]" office:value-type="float" office:value="-29.7132727093389" calcext:value-type="float">
            <text:p>-29.7132727093389</text:p>
          </table:table-cell>
          <table:table-cell table:formula="of:=[.E49]/factor" office:value-type="float" office:value="-3.71415908866736" calcext:value-type="float">
            <text:p>-3.7141590886673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49]" office:value-type="float" office:value="7.5" calcext:value-type="float">
            <text:p>7.5</text:p>
          </table:table-cell>
          <table:table-cell table:formula="of:=IF(  ABS([.I48]-[.D49]) &gt;  nom*[.G49];[.D49];[.I48])" office:value-type="float" office:value="33.7132727093389" calcext:value-type="float">
            <text:p>33.7132727093389</text:p>
          </table:table-cell>
          <table:table-cell table:formula="of:=IF([.I49] &gt; [.H4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9]+[.F50]" office:value-type="float" office:value="26.4992244180876" calcext:value-type="float">
            <text:p>26.4992244180876</text:p>
          </table:table-cell>
          <table:table-cell table:formula="of:=[.C50]-[.D49]" office:value-type="float" office:value="-27.9991136206715" calcext:value-type="float">
            <text:p>-27.9991136206715</text:p>
          </table:table-cell>
          <table:table-cell table:formula="of:=[.E50]/factor" office:value-type="float" office:value="-3.49988920258394" calcext:value-type="float">
            <text:p>-3.4998892025839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0]" office:value-type="float" office:value="7.5" calcext:value-type="float">
            <text:p>7.5</text:p>
          </table:table-cell>
          <table:table-cell table:formula="of:=IF(  ABS([.I49]-[.D50]) &gt;  nom*[.G50];[.D50];[.I49])" office:value-type="float" office:value="33.7132727093389" calcext:value-type="float">
            <text:p>33.7132727093389</text:p>
          </table:table-cell>
          <table:table-cell table:formula="of:=IF([.I50] &gt; [.H5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0]+[.F51]" office:value-type="float" office:value="23.1868213658266" calcext:value-type="float">
            <text:p>23.1868213658266</text:p>
          </table:table-cell>
          <table:table-cell table:formula="of:=[.C51]-[.D50]" office:value-type="float" office:value="-26.4992244180876" calcext:value-type="float">
            <text:p>-26.4992244180876</text:p>
          </table:table-cell>
          <table:table-cell table:formula="of:=[.E51]/factor" office:value-type="float" office:value="-3.31240305226095" calcext:value-type="float">
            <text:p>-3.3124030522609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1]" office:value-type="float" office:value="7.5" calcext:value-type="float">
            <text:p>7.5</text:p>
          </table:table-cell>
          <table:table-cell table:formula="of:=IF(  ABS([.I50]-[.D51]) &gt;  nom*[.G51];[.D51];[.I50])" office:value-type="float" office:value="23.1868213658266" calcext:value-type="float">
            <text:p>23.1868213658266</text:p>
          </table:table-cell>
          <table:table-cell table:formula="of:=IF([.I51] &gt; [.H5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1]+[.F52]" office:value-type="float" office:value="20.7884686950983" calcext:value-type="float">
            <text:p>20.7884686950983</text:p>
          </table:table-cell>
          <table:table-cell table:formula="of:=[.C52]-[.D51]" office:value-type="float" office:value="-19.1868213658266" calcext:value-type="float">
            <text:p>-19.1868213658266</text:p>
          </table:table-cell>
          <table:table-cell table:formula="of:=[.E52]/factor" office:value-type="float" office:value="-2.39835267072833" calcext:value-type="float">
            <text:p>-2.3983526707283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2]" office:value-type="float" office:value="7.5" calcext:value-type="float">
            <text:p>7.5</text:p>
          </table:table-cell>
          <table:table-cell table:formula="of:=IF(  ABS([.I51]-[.D52]) &gt;  nom*[.G52];[.D52];[.I51])" office:value-type="float" office:value="23.1868213658266" calcext:value-type="float">
            <text:p>23.1868213658266</text:p>
          </table:table-cell>
          <table:table-cell table:formula="of:=IF([.I52] &gt; [.H5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2]+[.F53]" office:value-type="float" office:value="18.439910108211" calcext:value-type="float">
            <text:p>18.439910108211</text:p>
          </table:table-cell>
          <table:table-cell table:formula="of:=[.C53]-[.D52]" office:value-type="float" office:value="-18.7884686950983" calcext:value-type="float">
            <text:p>-18.7884686950983</text:p>
          </table:table-cell>
          <table:table-cell table:formula="of:=[.E53]/factor" office:value-type="float" office:value="-2.34855858688729" calcext:value-type="float">
            <text:p>-2.3485585868872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3]" office:value-type="float" office:value="7.5" calcext:value-type="float">
            <text:p>7.5</text:p>
          </table:table-cell>
          <table:table-cell table:formula="of:=IF(  ABS([.I52]-[.D53]) &gt;  nom*[.G53];[.D53];[.I52])" office:value-type="float" office:value="23.1868213658266" calcext:value-type="float">
            <text:p>23.1868213658266</text:p>
          </table:table-cell>
          <table:table-cell table:formula="of:=IF([.I53] &gt; [.H5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3]+[.F54]" office:value-type="float" office:value="16.2599213446847" calcext:value-type="float">
            <text:p>16.2599213446847</text:p>
          </table:table-cell>
          <table:table-cell table:formula="of:=[.C54]-[.D53]" office:value-type="float" office:value="-17.439910108211" calcext:value-type="float">
            <text:p>-17.439910108211</text:p>
          </table:table-cell>
          <table:table-cell table:formula="of:=[.E54]/factor" office:value-type="float" office:value="-2.17998876352638" calcext:value-type="float">
            <text:p>-2.1799887635263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4]" office:value-type="float" office:value="7.5" calcext:value-type="float">
            <text:p>7.5</text:p>
          </table:table-cell>
          <table:table-cell table:formula="of:=IF(  ABS([.I53]-[.D54]) &gt;  nom*[.G54];[.D54];[.I53])" office:value-type="float" office:value="23.1868213658266" calcext:value-type="float">
            <text:p>23.1868213658266</text:p>
          </table:table-cell>
          <table:table-cell table:formula="of:=IF([.I54] &gt; [.H5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4]+[.F55]" office:value-type="float" office:value="14.6024311765991" calcext:value-type="float">
            <text:p>14.6024311765991</text:p>
          </table:table-cell>
          <table:table-cell table:formula="of:=[.C55]-[.D54]" office:value-type="float" office:value="-13.2599213446846" calcext:value-type="float">
            <text:p>-13.2599213446846</text:p>
          </table:table-cell>
          <table:table-cell table:formula="of:=[.E55]/factor" office:value-type="float" office:value="-1.65749016808558" calcext:value-type="float">
            <text:p>-1.6574901680855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5]" office:value-type="float" office:value="7.5" calcext:value-type="float">
            <text:p>7.5</text:p>
          </table:table-cell>
          <table:table-cell table:formula="of:=IF(  ABS([.I54]-[.D55]) &gt;  nom*[.G55];[.D55];[.I54])" office:value-type="float" office:value="14.6024311765991" calcext:value-type="float">
            <text:p>14.6024311765991</text:p>
          </table:table-cell>
          <table:table-cell table:formula="of:=IF([.I55] &gt; [.H5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5]+[.F56]" office:value-type="float" office:value="12.7771272795242" calcext:value-type="float">
            <text:p>12.7771272795242</text:p>
          </table:table-cell>
          <table:table-cell table:formula="of:=[.C56]-[.D55]" office:value-type="float" office:value="-14.6024311765991" calcext:value-type="float">
            <text:p>-14.6024311765991</text:p>
          </table:table-cell>
          <table:table-cell table:formula="of:=[.E56]/factor" office:value-type="float" office:value="-1.82530389707488" calcext:value-type="float">
            <text:p>-1.82530389707488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6]" office:value-type="float" office:value="7.5" calcext:value-type="float">
            <text:p>7.5</text:p>
          </table:table-cell>
          <table:table-cell table:formula="of:=IF(  ABS([.I55]-[.D56]) &gt;  nom*[.G56];[.D56];[.I55])" office:value-type="float" office:value="14.6024311765991" calcext:value-type="float">
            <text:p>14.6024311765991</text:p>
          </table:table-cell>
          <table:table-cell table:formula="of:=IF([.I56] &gt; [.H5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6]+[.F57]" office:value-type="float" office:value="11.4299863695837" calcext:value-type="float">
            <text:p>11.4299863695837</text:p>
          </table:table-cell>
          <table:table-cell table:formula="of:=[.C57]-[.D56]" office:value-type="float" office:value="-10.7771272795242" calcext:value-type="float">
            <text:p>-10.7771272795242</text:p>
          </table:table-cell>
          <table:table-cell table:formula="of:=[.E57]/factor" office:value-type="float" office:value="-1.34714090994052" calcext:value-type="float">
            <text:p>-1.34714090994052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7]" office:value-type="float" office:value="7.5" calcext:value-type="float">
            <text:p>7.5</text:p>
          </table:table-cell>
          <table:table-cell table:formula="of:=IF(  ABS([.I56]-[.D57]) &gt;  nom*[.G57];[.D57];[.I56])" office:value-type="float" office:value="14.6024311765991" calcext:value-type="float">
            <text:p>14.6024311765991</text:p>
          </table:table-cell>
          <table:table-cell table:formula="of:=IF([.I57] &gt; [.H5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7]+[.F58]" office:value-type="float" office:value="10.1262380733857" calcext:value-type="float">
            <text:p>10.1262380733857</text:p>
          </table:table-cell>
          <table:table-cell table:formula="of:=[.C58]-[.D57]" office:value-type="float" office:value="-10.4299863695837" calcext:value-type="float">
            <text:p>-10.4299863695837</text:p>
          </table:table-cell>
          <table:table-cell table:formula="of:=[.E58]/factor" office:value-type="float" office:value="-1.30374829619796" calcext:value-type="float">
            <text:p>-1.3037482961979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8]" office:value-type="float" office:value="7.5" calcext:value-type="float">
            <text:p>7.5</text:p>
          </table:table-cell>
          <table:table-cell table:formula="of:=IF(  ABS([.I57]-[.D58]) &gt;  nom*[.G58];[.D58];[.I57])" office:value-type="float" office:value="14.6024311765991" calcext:value-type="float">
            <text:p>14.6024311765991</text:p>
          </table:table-cell>
          <table:table-cell table:formula="of:=IF([.I58] &gt; [.H5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8]+[.F59]" office:value-type="float" office:value="8.94795831421249" calcext:value-type="float">
            <text:p>8.94795831421249</text:p>
          </table:table-cell>
          <table:table-cell table:formula="of:=[.C59]-[.D58]" office:value-type="float" office:value="-9.42623807338571" calcext:value-type="float">
            <text:p>-9.42623807338571</text:p>
          </table:table-cell>
          <table:table-cell table:formula="of:=[.E59]/factor" office:value-type="float" office:value="-1.17827975917321" calcext:value-type="float">
            <text:p>-1.1782797591732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59]" office:value-type="float" office:value="7.5" calcext:value-type="float">
            <text:p>7.5</text:p>
          </table:table-cell>
          <table:table-cell table:formula="of:=IF(  ABS([.I58]-[.D59]) &gt;  nom*[.G59];[.D59];[.I58])" office:value-type="float" office:value="14.6024311765991" calcext:value-type="float">
            <text:p>14.6024311765991</text:p>
          </table:table-cell>
          <table:table-cell table:formula="of:=IF([.I59] &gt; [.H5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9]+[.F60]" office:value-type="float" office:value="7.92946352493593" calcext:value-type="float">
            <text:p>7.92946352493593</text:p>
          </table:table-cell>
          <table:table-cell table:formula="of:=[.C60]-[.D59]" office:value-type="float" office:value="-8.14795831421249" calcext:value-type="float">
            <text:p>-8.14795831421249</text:p>
          </table:table-cell>
          <table:table-cell table:formula="of:=[.E60]/factor" office:value-type="float" office:value="-1.01849478927656" calcext:value-type="float">
            <text:p>-1.01849478927656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0]" office:value-type="float" office:value="7.5" calcext:value-type="float">
            <text:p>7.5</text:p>
          </table:table-cell>
          <table:table-cell table:formula="of:=IF(  ABS([.I59]-[.D60]) &gt;  nom*[.G60];[.D60];[.I59])" office:value-type="float" office:value="14.6024311765991" calcext:value-type="float">
            <text:p>14.6024311765991</text:p>
          </table:table-cell>
          <table:table-cell table:formula="of:=IF([.I60] &gt; [.H6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60]+[.F61]" office:value-type="float" office:value="6.98828058431894" calcext:value-type="float">
            <text:p>6.98828058431894</text:p>
          </table:table-cell>
          <table:table-cell table:formula="of:=[.C61]-[.D60]" office:value-type="float" office:value="-7.52946352493593" calcext:value-type="float">
            <text:p>-7.52946352493593</text:p>
          </table:table-cell>
          <table:table-cell table:formula="of:=[.E61]/factor" office:value-type="float" office:value="-0.941182940616991" calcext:value-type="float">
            <text:p>-0.94118294061699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1]" office:value-type="float" office:value="7.5" calcext:value-type="float">
            <text:p>7.5</text:p>
          </table:table-cell>
          <table:table-cell table:formula="of:=IF(  ABS([.I60]-[.D61]) &gt;  nom*[.G61];[.D61];[.I60])" office:value-type="float" office:value="6.98828058431894" calcext:value-type="float">
            <text:p>6.98828058431894</text:p>
          </table:table-cell>
          <table:table-cell table:formula="of:=IF([.I61] &gt; [.H6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1]+[.F62]" office:value-type="float" office:value="6.15224551127907" calcext:value-type="float">
            <text:p>6.15224551127907</text:p>
          </table:table-cell>
          <table:table-cell table:formula="of:=[.C62]-[.D61]" office:value-type="float" office:value="-6.68828058431894" calcext:value-type="float">
            <text:p>-6.68828058431894</text:p>
          </table:table-cell>
          <table:table-cell table:formula="of:=[.E62]/factor" office:value-type="float" office:value="-0.836035073039867" calcext:value-type="float">
            <text:p>-0.836035073039867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2]" office:value-type="float" office:value="7.5" calcext:value-type="float">
            <text:p>7.5</text:p>
          </table:table-cell>
          <table:table-cell table:formula="of:=IF(  ABS([.I61]-[.D62]) &gt;  nom*[.G62];[.D62];[.I61])" office:value-type="float" office:value="6.98828058431894" calcext:value-type="float">
            <text:p>6.98828058431894</text:p>
          </table:table-cell>
          <table:table-cell table:formula="of:=IF([.I62] &gt; [.H6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2]+[.F63]" office:value-type="float" office:value="5.40821482236919" calcext:value-type="float">
            <text:p>5.40821482236919</text:p>
          </table:table-cell>
          <table:table-cell table:formula="of:=[.C63]-[.D62]" office:value-type="float" office:value="-5.95224551127907" calcext:value-type="float">
            <text:p>-5.95224551127907</text:p>
          </table:table-cell>
          <table:table-cell table:formula="of:=[.E63]/factor" office:value-type="float" office:value="-0.744030688909884" calcext:value-type="float">
            <text:p>-0.744030688909884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3]" office:value-type="float" office:value="7.5" calcext:value-type="float">
            <text:p>7.5</text:p>
          </table:table-cell>
          <table:table-cell table:formula="of:=IF(  ABS([.I62]-[.D63]) &gt;  nom*[.G63];[.D63];[.I62])" office:value-type="float" office:value="6.98828058431894" calcext:value-type="float">
            <text:p>6.98828058431894</text:p>
          </table:table-cell>
          <table:table-cell table:formula="of:=IF([.I63] &gt; [.H6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3]+[.F64]" office:value-type="float" office:value="4.74468796957304" calcext:value-type="float">
            <text:p>4.74468796957304</text:p>
          </table:table-cell>
          <table:table-cell table:formula="of:=[.C64]-[.D63]" office:value-type="float" office:value="-5.30821482236919" calcext:value-type="float">
            <text:p>-5.30821482236919</text:p>
          </table:table-cell>
          <table:table-cell table:formula="of:=[.E64]/factor" office:value-type="float" office:value="-0.663526852796149" calcext:value-type="float">
            <text:p>-0.66352685279614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4]" office:value-type="float" office:value="7.5" calcext:value-type="float">
            <text:p>7.5</text:p>
          </table:table-cell>
          <table:table-cell table:formula="of:=IF(  ABS([.I63]-[.D64]) &gt;  nom*[.G64];[.D64];[.I63])" office:value-type="float" office:value="6.98828058431894" calcext:value-type="float">
            <text:p>6.98828058431894</text:p>
          </table:table-cell>
          <table:table-cell table:formula="of:=IF([.I64] &gt; [.H6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4.15160197337641" calcext:value-type="float">
            <text:p>4.15160197337641</text:p>
          </table:table-cell>
          <table:table-cell table:formula="of:=[.C65]-[.D64]" office:value-type="float" office:value="-4.74468796957304" calcext:value-type="float">
            <text:p>-4.74468796957304</text:p>
          </table:table-cell>
          <table:table-cell table:formula="of:=[.E65]/factor" office:value-type="float" office:value="-0.59308599619663" calcext:value-type="float">
            <text:p>-0.59308599619663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5]" office:value-type="float" office:value="7.5" calcext:value-type="float">
            <text:p>7.5</text:p>
          </table:table-cell>
          <table:table-cell table:formula="of:=IF(  ABS([.I64]-[.D65]) &gt;  nom*[.G65];[.D65];[.I64])" office:value-type="float" office:value="6.98828058431894" calcext:value-type="float">
            <text:p>6.98828058431894</text:p>
          </table:table-cell>
          <table:table-cell table:formula="of:=IF([.I65] &gt; [.H6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63265172670436" calcext:value-type="float">
            <text:p>3.63265172670436</text:p>
          </table:table-cell>
          <table:table-cell table:formula="of:=[.C66]-[.D65]" office:value-type="float" office:value="-4.15160197337641" calcext:value-type="float">
            <text:p>-4.15160197337641</text:p>
          </table:table-cell>
          <table:table-cell table:formula="of:=[.E66]/factor" office:value-type="float" office:value="-0.518950246672051" calcext:value-type="float">
            <text:p>-0.518950246672051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6]" office:value-type="float" office:value="7.5" calcext:value-type="float">
            <text:p>7.5</text:p>
          </table:table-cell>
          <table:table-cell table:formula="of:=IF(  ABS([.I65]-[.D66]) &gt;  nom*[.G66];[.D66];[.I65])" office:value-type="float" office:value="6.98828058431894" calcext:value-type="float">
            <text:p>6.98828058431894</text:p>
          </table:table-cell>
          <table:table-cell table:formula="of:=IF([.I66] &gt; [.H6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3.17857026086631" calcext:value-type="float">
            <text:p>3.17857026086631</text:p>
          </table:table-cell>
          <table:table-cell table:formula="of:=[.C67]-[.D66]" office:value-type="float" office:value="-3.63265172670436" calcext:value-type="float">
            <text:p>-3.63265172670436</text:p>
          </table:table-cell>
          <table:table-cell table:formula="of:=[.E67]/factor" office:value-type="float" office:value="-0.454081465838045" calcext:value-type="float">
            <text:p>-0.454081465838045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7]" office:value-type="float" office:value="7.5" calcext:value-type="float">
            <text:p>7.5</text:p>
          </table:table-cell>
          <table:table-cell table:formula="of:=IF(  ABS([.I66]-[.D67]) &gt;  nom*[.G67];[.D67];[.I66])" office:value-type="float" office:value="6.98828058431894" calcext:value-type="float">
            <text:p>6.98828058431894</text:p>
          </table:table-cell>
          <table:table-cell table:formula="of:=IF([.I67] &gt; [.H6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7]+[.F68]" office:value-type="float" office:value="2.78124897825802" calcext:value-type="float">
            <text:p>2.78124897825802</text:p>
          </table:table-cell>
          <table:table-cell table:formula="of:=[.C68]-[.D67]" office:value-type="float" office:value="-3.17857026086631" calcext:value-type="float">
            <text:p>-3.17857026086631</text:p>
          </table:table-cell>
          <table:table-cell table:formula="of:=[.E68]/factor" office:value-type="float" office:value="-0.397321282608289" calcext:value-type="float">
            <text:p>-0.397321282608289</text:p>
          </table:table-cell>
          <table:table-cell table:formula="of:=op_cycle_threshokd" office:value-type="float" office:value="0.05" calcext:value-type="float">
            <text:p>0.05</text:p>
          </table:table-cell>
          <table:table-cell table:formula="of:=nom*[.G68]" office:value-type="float" office:value="7.5" calcext:value-type="float">
            <text:p>7.5</text:p>
          </table:table-cell>
          <table:table-cell table:formula="of:=IF(  ABS([.I67]-[.D68]) &gt;  nom*[.G68];[.D68];[.I67])" office:value-type="float" office:value="6.98828058431894" calcext:value-type="float">
            <text:p>6.98828058431894</text:p>
          </table:table-cell>
          <table:table-cell table:formula="of:=IF([.I68] &gt; [.H68];nom;0)" office:value-type="float" office:value="0" calcext:value-type="float">
            <text:p>0</text:p>
          </table:table-cell>
        </table:table-row>
      </table:table>
      <table:named-expressions>
        <table:named-range table:name="factor" table:base-cell-address="$Sheet2.$B$2" table:cell-range-address="$Sheet2.$B$3"/>
        <table:named-range table:name="nom" table:base-cell-address="$Sheet2.$B$1" table:cell-range-address="$Sheet2.$B$2"/>
        <table:named-range table:name="op_cycle_threshokd" table:base-cell-address="$Sheet2.$D$1" table:cell-range-address="$Sheet2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21:17:32.424782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14H43M43S</meta:editing-duration>
    <meta:editing-cycles>7</meta:editing-cycles>
    <meta:generator>LibreOffice/7.0.4.2$Linux_X86_64 LibreOffice_project/00$Build-2</meta:generator>
    <dc:date>2024-05-26T12:14:38.904886251</dc:date>
    <meta:document-statistic meta:table-count="2" meta:cell-count="9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66cm" svg:height="12.137cm" xlink:href=".." xlink:type="simple" chart:class="chart:line" chart:style-name="ch1">
        <chart:legend chart:legend-position="end" svg:x="18.531cm" svg:y="5.022cm" style:legend-expansion="high" chart:style-name="ch2"/>
        <chart:plot-area chart:style-name="ch3" table:cell-range-address="Sheet2.C4:Sheet2.D68 Sheet2.I4:Sheet2.J68" chart:data-source-has-labels="row" svg:x="0.421cm" svg:y="0.242cm" svg:width="17.689cm" svg:height="11.653cm">
          <chart:coordinate-region svg:x="1.228cm" svg:y="0.441cm" svg:width="16.882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68" chart:label-cell-address="Sheet2.C4:Sheet2.C4" chart:class="chart:line">
            <chart:data-point chart:repeated="64"/>
          </chart:series>
          <chart:series chart:style-name="ch7" chart:values-cell-range-address="Sheet2.J5:Sheet2.J68" chart:label-cell-address="Sheet2.J4:Sheet2.J4" chart:class="chart:line">
            <chart:data-point chart:repeated="64"/>
          </chart:series>
          <chart:series chart:style-name="ch8" chart:values-cell-range-address="Sheet2.D5:Sheet2.D68" chart:label-cell-address="Sheet2.D4:Sheet2.D4" chart:class="chart:line">
            <chart:data-point chart:repeated="64"/>
          </chart:series>
          <chart:series chart:style-name="ch9" chart:values-cell-range-address="Sheet2.I5:Sheet2.I68" chart:label-cell-address="Sheet2.I4:Sheet2.I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2.C4:Sheet2.C4</svg:desc>
                </draw:g>
              </table:table-cell>
              <table:table-cell office:value-type="string">
                <text:p>Out</text:p>
                <draw:g>
                  <svg:desc>Sheet2.J4:Sheet2.J4</svg:desc>
                </draw:g>
              </table:table-cell>
              <table:table-cell office:value-type="string">
                <text:p>Smooth</text:p>
                <draw:g>
                  <svg:desc>Sheet2.D4:Sheet2.D4</svg:desc>
                </draw:g>
              </table:table-cell>
              <table:table-cell office:value-type="string">
                <text:p>filter</text:p>
                <draw:g>
                  <svg:desc>Sheet2.I4:Sheet2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5:Sheet2.C68</svg:desc>
                </draw:g>
              </table:table-cell>
              <table:table-cell office:value-type="float" office:value="0">
                <text:p>0</text:p>
                <draw:g>
                  <svg:desc>Sheet2.J5:Sheet2.J68</svg:desc>
                </draw:g>
              </table:table-cell>
              <table:table-cell office:value-type="float" office:value="0">
                <text:p>0</text:p>
                <draw:g>
                  <svg:desc>Sheet2.D5:Sheet2.D68</svg:desc>
                </draw:g>
              </table:table-cell>
              <table:table-cell office:value-type="float" office:value="0">
                <text:p>0</text:p>
                <draw:g>
                  <svg:desc>Sheet2.I5:Sheet2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11.1452903947972">
                <text:p>11.1452903947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150">
                <text:p>150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25.7521290954476">
                <text:p>25.752129095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37.5331129585166">
                <text:p>37.533112958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49.466473838702">
                <text:p>49.46647383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58.4081646088643">
                <text:p>58.40816460886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150">
                <text:p>150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67.3571440327563">
                <text:p>67.3571440327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150">
                <text:p>150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80.835938400079">
                <text:p>80.835938400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90.2337653375605">
                <text:p>90.2337653375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80.0852265865698">
                <text:p>80.0852265865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65.4402516053425">
                <text:p>65.440251605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53.1026926353403">
                <text:p>53.102692635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42.6254990489324">
                <text:p>42.6254990489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33.7132727093389">
                <text:p>33.7132727093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23.1868213658266">
                <text:p>23.1868213658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150">
                <text:p>150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14.6024311765991">
                <text:p>14.6024311765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6.98828058431894">
                <text:p>6.9882805843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6.98828058431894">
                <text:p>6.9882805843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